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147cm" fo:min-width="2.421cm"/>
    </style:style>
    <style:style style:name="gr2" style:family="graphic" style:parent-style-name="standard">
      <style:graphic-properties svg:stroke-color="#00ae00" draw:fill="none" draw:textarea-horizontal-align="justify" draw:textarea-vertical-align="middle" draw:auto-grow-height="false" fo:min-height="1.147cm" fo:min-width="2.421cm"/>
    </style:style>
    <style:style style:name="gr3" style:family="graphic" style:parent-style-name="standard">
      <style:graphic-properties svg:stroke-color="#b3b3b3" draw:fill="none" draw:textarea-horizontal-align="justify" draw:textarea-vertical-align="middle" draw:auto-grow-height="false" fo:min-height="1.147cm" fo:min-width="8.136cm"/>
    </style:style>
    <style:style style:name="gr4" style:family="graphic" style:parent-style-name="standard">
      <style:graphic-properties svg:stroke-color="#ff950e" draw:fill="none" draw:textarea-horizontal-align="justify" draw:textarea-vertical-align="middle" draw:auto-grow-height="false" fo:min-height="1.147cm" fo:min-width="2.421cm"/>
    </style:style>
    <style:style style:name="gr5" style:family="graphic" style:parent-style-name="standard">
      <style:graphic-properties svg:stroke-color="#9966cc" draw:fill="none" draw:textarea-horizontal-align="justify" draw:textarea-vertical-align="middle" draw:auto-grow-height="false" fo:min-height="1.147cm" fo:min-width="18.042cm"/>
    </style:style>
    <style:style style:name="gr6" style:family="graphic" style:parent-style-name="standard">
      <style:graphic-properties svg:stroke-color="#b3b3b3" draw:fill="none" draw:textarea-horizontal-align="justify" draw:textarea-vertical-align="middle" draw:auto-grow-height="false" fo:min-height="1.147cm" fo:min-width="2.421cm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147cm" fo:min-width="4.453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147cm" fo:min-width="4.45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1cm" fo:margin-bottom="1cm" fo:text-align="center" fo:text-indent="0cm" style:writing-mode="lr-tb">
        <style:tab-stops/>
      </style:paragraph-properties>
      <style:text-properties fo:font-size="16pt"/>
    </style:style>
    <style:style style:name="P2" style:family="paragraph">
      <loext:graphic-properties draw:fill="none"/>
      <style:paragraph-properties fo:margin-left="0cm" fo:margin-right="0cm" fo:margin-top="1cm" fo:margin-bottom="1cm" fo:text-align="center" fo:text-indent="0cm" style:writing-mode="lr-tb">
        <style:tab-stops/>
      </style:paragraph-properties>
      <style:text-properties fo:font-size="16pt"/>
    </style:style>
    <style:style style:name="P3" style:family="paragraph">
      <style:paragraph-properties fo:margin-left="0cm" fo:margin-right="0cm" fo:margin-top="1cm" fo:margin-bottom="1cm" fo:text-align="center" fo:text-indent="0cm" style:writing-mode="lr-tb">
        <style:tab-stops/>
      </style:paragraph-properties>
      <style:text-properties fo:font-size="16pt" style:font-size-asian="16pt" style:font-size-complex="16pt"/>
    </style:style>
    <style:style style:name="P4" style:family="paragraph">
      <loext:graphic-properties draw:fill="none"/>
      <style:paragraph-properties fo:margin-left="0cm" fo:margin-right="0cm" fo:margin-top="1cm" fo:margin-bottom="1cm" fo:text-align="center" fo:text-indent="0cm" style:writing-mode="lr-tb">
        <style:tab-stops/>
      </style:paragraph-properties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</style:style>
    <style:style style:name="P6" style:family="paragraph">
      <loext:graphic-properties draw:fill="none" draw:fill-color="#729fcf"/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1.397cm" svg:x="5.064cm" svg:y="14.97cm">
          <text:p text:style-name="P1">WiMa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397cm" svg:x="8.964cm" svg:y="14.97cm">
          <text:p text:style-name="P1">GS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397cm" svg:x="12.864cm" svg:y="14.97cm">
          <text:p text:style-name="P1">L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397cm" svg:x="16.764cm" svg:y="14.97cm">
          <text:p text:style-name="P1">802.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397cm" svg:x="20.664cm" svg:y="14.97cm">
          <text:p text:style-name="P1">FCo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1.397cm" svg:x="5.064cm" svg:y="12.97cm">
          <text:p text:style-name="P1">Ethern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1.397cm" svg:x="8.964cm" svg:y="12.97cm">
          <text:p text:style-name="P1">VLA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1.397cm" svg:x="12.864cm" svg:y="12.97cm">
          <text:p text:style-name="P1">WLA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1.397cm" svg:x="16.764cm" svg:y="12.97cm">
          <text:p text:style-name="P1">PPPo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1.397cm" svg:x="20.664cm" svg:y="12.97cm">
          <text:p text:style-name="P1">Bon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36cm" svg:height="1.397cm" svg:x="5.064cm" svg:y="10.77cm">
          <text:p text:style-name="P1">IPv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636cm" svg:height="1.397cm" svg:x="14.964cm" svg:y="10.77cm">
          <text:p text:style-name="P1">IPv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1cm" svg:height="1.397cm" svg:x="5.064cm" svg:y="6.67cm">
          <text:p text:style-name="P1">libvir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1.397cm" svg:x="8.964cm" svg:y="6.67cm">
          <text:p text:style-name="P3"><text:span text:style-name="T1">„</text:span><text:span text:style-name="T1">P'n'P“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1cm" svg:height="1.397cm" svg:x="12.864cm" svg:y="6.67cm">
          <text:p text:style-name="P1">Roam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1cm" svg:height="1.397cm" svg:x="16.764cm" svg:y="6.67cm">
          <text:p text:style-name="P1">Netfilt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1cm" svg:height="1.397cm" svg:x="20.664cm" svg:y="6.67cm">
          <text:p text:style-name="P1">Tethering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542cm" svg:height="1.397cm" svg:x="5.064cm" svg:y="4.57cm">
          <text:p text:style-name="P1">Netzwerk Virtualisierung, Software Defined Network, etc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1.397cm" svg:x="5.064cm" svg:y="8.67cm">
          <text:p text:style-name="P1">DHC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921cm" svg:height="1.397cm" svg:x="8.964cm" svg:y="8.67cm">
          <text:p text:style-name="P3"><text:span text:style-name="T1">LLD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1.397cm" svg:x="12.864cm" svg:y="8.67cm">
          <text:p text:style-name="P1">BG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1.397cm" svg:x="16.764cm" svg:y="8.67cm">
          <text:p text:style-name="P1">RADV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1.397cm" svg:x="20.664cm" svg:y="8.67cm">
          <text:p text:style-name="P1">PPTP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6" draw:layer="layout" svg:width="11.049cm" svg:height="1.397cm" svg:x="7.575cm" svg:y="13.579cm">
          <text:p text:style-name="P5"><text:span text:style-name="T2">Modem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53cm" svg:height="1.397cm" svg:x="13.671cm" svg:y="9.579cm">
          <text:p text:style-name="P5"><text:span text:style-name="T2">News Group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953cm" svg:height="1.397cm" svg:x="7.571cm" svg:y="9.579cm">
          <text:p text:style-name="P5"><text:span text:style-name="T2">M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1.049cm" svg:height="1.397cm" svg:x="7.575cm" svg:y="11.579cm">
          <text:p text:style-name="P5"><text:span text:style-name="T2">UUC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8-21T11:49:39.015557772</meta:creation-date>
    <dc:date>2016-08-24T11:34:15.118373606</dc:date>
    <dc:creator>Nicolas Christener</dc:creator>
    <meta:editing-duration>PT44M22S</meta:editing-duration>
    <meta:editing-cycles>23</meta:editing-cycles>
    <meta:generator>LibreOffice/5.2.0.4$Linux_X86_64 LibreOffice_project/20m0$Build-4</meta:generator>
    <meta:document-statistic meta:object-count="27"/>
  </office:meta>
</office:document-meta>
</file>